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3f946" officeooo:paragraph-rsid="0013f946"/>
    </style:style>
    <style:style style:name="P2" style:family="paragraph" style:parent-style-name="Standard" style:list-style-name="L1">
      <style:paragraph-properties fo:line-height="200%"/>
      <style:text-properties officeooo:rsid="0013f946" officeooo:paragraph-rsid="0013f946"/>
    </style:style>
    <style:style style:name="P3" style:family="paragraph" style:parent-style-name="Standard">
      <style:paragraph-properties fo:line-height="200%" fo:text-align="end" style:justify-single-word="false"/>
      <style:text-properties officeooo:rsid="0013f946" officeooo:paragraph-rsid="0013f946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o INSS</text:p>
      <text:p text:style-name="P1"/>
      <text:p text:style-name="P1"/>
      <text:p text:style-name="P1">Eu, Elias César Araújo de Carvalho, venho por meio desta solicitar, conforme indicado no sistema do meu INSS, a averbação de períodos de contribuição ao INSS para a Universidade Estadual de Maringá-CNPJ 79.151.312/0001-56, entidade na qual atuo como analista de informática desde 01/10/1997 até a presente data. Estes períodos compreende as seguintes datas:</text:p>
      <text:list xml:id="list2848898549" text:style-name="L1">
        <text:list-item>
          <text:p text:style-name="P2">19/08/1980 a 07/07/1983</text:p>
        </text:list-item>
        <text:list-item>
          <text:p text:style-name="P2">20/06/1984 a 21/10/1985</text:p>
        </text:list-item>
        <text:list-item>
          <text:p text:style-name="P2">21/10/1985 a 09/01/1989</text:p>
        </text:list-item>
        <text:list-item>
          <text:p text:style-name="P2">10/01/1989 a 09/05/1989</text:p>
        </text:list-item>
        <text:list-item>
          <text:p text:style-name="P2">25/07/1989 a 01/04/1992</text:p>
        </text:list-item>
        <text:list-item>
          <text:p text:style-name="P2">02/06/1992 a 30/06/1993</text:p>
        </text:list-item>
        <text:list-item>
          <text:p text:style-name="P2">05/07/1996 a 29/03/1996</text:p>
        </text:list-item>
        <text:list-item>
          <text:p text:style-name="P2">30/03/1996 a 31/03/1997</text:p>
        </text:list-item>
      </text:list>
      <text:p text:style-name="P1"/>
      <text:p text:style-name="P1"/>
      <text:p text:style-name="P3">Maringá, 05 de Outubro de 2022</text:p>
      <text:p text:style-name="P3"/>
      <text:p text:style-name="P3">Elia César Araújo de Carvalh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5T16:04:44.961365510</meta:creation-date>
    <dc:date>2022-10-05T16:14:40.965611624</dc:date>
    <meta:editing-duration>PT9M57S</meta:editing-duration>
    <meta:editing-cycles>1</meta:editing-cycles>
    <meta:document-statistic meta:table-count="0" meta:image-count="0" meta:object-count="0" meta:page-count="1" meta:paragraph-count="12" meta:word-count="98" meta:character-count="615" meta:non-whitespace-character-count="537"/>
    <meta:generator>LibreOffice/6.0.7.3$Linux_X86_64 LibreOffice_project/00m0$Build-3</meta:generator>
  </office:meta>
</office:document-meta>
</file>